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text-properties fo:font-style="normal" style:font-style-asian="normal" style:font-style-complex="normal"/>
    </style:style>
    <style:style style:name="P19" style:family="paragraph" style:parent-style-name="Div">
      <style:paragraph-properties fo:margin-top="0in" fo:margin-bottom="0.0402in" style:writing-mode="lr-tb"/>
    </style:style>
    <style:style style:name="P20" style:family="paragraph" style:parent-style-name="Div">
      <style:paragraph-properties fo:margin-top="0in" fo:margin-bottom="0.0402in" style:writing-mode="lr-tb"/>
      <style:text-properties fo:font-style="italic" style:font-style-asian="italic" style:font-style-complex="italic"/>
    </style:style>
    <style:style style:name="P21" style:family="paragraph" style:parent-style-name="Div">
      <style:paragraph-properties fo:margin-top="0in" fo:margin-bottom="0.0402in" fo:text-align="center" style:justify-single-word="false" style:writing-mode="lr-tb"/>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22" style:family="paragraph" style:parent-style-name="Div">
      <style:paragraph-properties fo:margin-top="0in" fo:margin-bottom="0.0402in" fo:text-align="center" style:justify-single-word="false" style:writing-mode="lr-tb"/>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23" style:family="paragraph" style:parent-style-name="Div">
      <style:paragraph-properties fo:margin-top="0in" fo:margin-bottom="0.0402in" fo:text-align="center" style:justify-single-word="false" style:writing-mode="lr-tb"/>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24" style:family="paragraph" style:parent-style-name="Div">
      <style:paragraph-properties fo:margin-top="0in" fo:margin-bottom="0.0402in" style:writing-mode="lr-tb"/>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P25" style:family="paragraph" style:parent-style-name="Div">
      <style:paragraph-properties fo:margin-top="0in" fo:margin-bottom="0.0402in" fo:text-align="center" style:justify-single-word="false" style:writing-mode="lr-tb"/>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P26" style:family="paragraph" style:parent-style-name="Standard">
      <style:paragraph-properties fo:margin-left="0.4252in" fo:margin-right="0in" fo:margin-top="0in" fo:margin-bottom="0.0402in" fo:text-indent="0in" style:auto-text-indent="false" style:writing-mode="lr-tb"/>
    </style:style>
    <style:style style:name="P27" style:family="paragraph" style:parent-style-name="Div">
      <style:paragraph-properties fo:margin-left="0.4252in" fo:margin-right="0in" fo:margin-top="0in" fo:margin-bottom="0.0402in" fo:text-indent="0in" style:auto-text-indent="false" style:writing-mode="lr-tb"/>
    </style:style>
    <style:style style:name="P28"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paragraph-properties fo:margin-left="0.4417in" fo:margin-right="0in" fo:margin-top="0in" fo:margin-bottom="0.0402in" fo:text-indent="0in" style:auto-text-indent="false" style:writing-mode="lr-tb"/>
    </style:style>
    <style:style style:name="P30"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31"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2"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3"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paragraph-properties fo:margin-left="0.4165in" fo:margin-right="0.5917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8"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9" style:family="paragraph" style:parent-style-name="Standard">
      <style:paragraph-properties fo:margin-left="-0.0083in" fo:margin-right="0in" fo:margin-top="0in" fo:margin-bottom="0.0402in" fo:text-indent="0in" style:auto-text-indent="false" style:writing-mode="lr-tb"/>
      <style:text-properties fo:font-size="44pt" fo:font-style="italic" fo:font-weight="bold" style:font-size-asian="44pt" style:font-style-asian="italic" style:font-weight-asian="bold" style:font-size-complex="44pt" style:font-style-complex="italic" style:font-weight-complex="bold"/>
    </style:style>
    <style:style style:name="P40" style:family="paragraph" style:parent-style-name="Standard">
      <style:paragraph-properties fo:margin-left="-0.0083in" fo:margin-right="0in" fo:margin-top="0in" fo:margin-bottom="0.0402in" fo:text-align="center" style:justify-single-word="false" fo:text-indent="0in" style:auto-text-indent="false" style:writing-mode="lr-tb"/>
      <style:text-properties fo:font-size="44pt" fo:font-style="italic" fo:font-weight="bold" style:font-size-asian="44pt" style:font-style-asian="italic" style:font-weight-asian="bold" style:font-size-complex="44pt" style:font-style-complex="italic" style:font-weight-complex="bold"/>
    </style:style>
    <style:style style:name="P41" style:family="paragraph" style:parent-style-name="Div" style:master-page-name="Standard">
      <style:paragraph-properties fo:margin-top="0in" fo:margin-bottom="0.0402in" fo:text-align="center" style:justify-single-word="false" style:page-number="auto" style:writing-mode="lr-tb"/>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Morashon</text:p>
      <text:p text:style-name="P21"/>
      <text:p text:style-name="P22">The Open Source Musical</text:p>
      <text:p text:style-name="P22"/>
      <text:p text:style-name="P23">Words, Music, Lyrics by: </text:p>
      <text:p text:style-name="P25">Morashon</text:p>
      <text:p text:style-name="P24"/>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0">Song: Prisoner</text:p>
      <text:p text:style-name="P20">Sung by: Thisone</text:p>
      <text:p text:style-name="P20"/>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oft-page-break/><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oft-page-break/><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30">It was a starry night</text:p>
      <text:p text:style-name="P30">In mid July</text:p>
      <text:p text:style-name="P30">We were a lonely girl</text:p>
      <text:p text:style-name="P30">A lonely guy</text:p>
      <text:p text:style-name="P30">A lonely star was passing by</text:p>
      <text:p text:style-name="P29"><text:span text:style-name="T1">Starlite</text:span><text:span text:style-name="T4">tm</text:span><text:span text:style-name="T1"> was touching you &amp; I</text:span></text:p>
      <text:p text:style-name="P30"/>
      <text:p text:style-name="P30">We told the Moon, be still</text:p>
      <text:p text:style-name="P30">And light our way</text:p>
      <text:p text:style-name="P30">We told the Earth to stop</text:p>
      <text:p text:style-name="P30">And hold the day</text:p>
      <text:p text:style-name="P30">We told the Sun to stay away</text:p>
      <text:p text:style-name="P29"><text:span text:style-name="T1">We told him Starlite</text:span><text:span text:style-name="T4">tm</text:span><text:span text:style-name="T1"> was OK</text:span></text:p>
      <text:p text:style-name="P30"/>
      <text:p text:style-name="P30">Something is strange</text:p>
      <text:p text:style-name="P30">Something has changed</text:p>
      <text:p text:style-name="P29"><text:span text:style-name="T1">Starlite</text:span><text:span text:style-name="T4">tm</text:span><text:span text:style-name="T1"> has turned to day</text:span></text:p>
      <text:p text:style-name="P30"/>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we bother?</text:p>
      <text:p text:style-name="P16">(pause)</text:p>
      <text:p text:style-name="P16">_Annai: What else is there?  To do, I mean.</text:p>
      <text:p text:style-name="P16">_Thisone: I don't know -- you must have a life.</text:p>
      <text:p text:style-name="P16"><text:soft-page-break/>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Sometimes it's hard to focus.</text:p>
      <text:p text:style-name="P16">_Annai: Huh.. Do you have ADHD?</text:p>
      <text:p text:style-name="P16">_Thisone: Not diagnosed, but probably, yeah.</text:p>
      <text:p text:style-name="P16">_Annai: They have drugs for that sort of thing.  You should look into it.</text:p>
      <text:p text:style-name="P16">_Thisone: Maybe I will.</text:p>
      <text:p text:style-name="P16"/>
      <text:p text:style-name="P17">Music swells in background; Ogre sings another verse</text:p>
      <text:p text:style-name="P30">It was a misty morning afternoon</text:p>
      <text:p text:style-name="P30">The sun was shining on the bride and groom</text:p>
      <text:p text:style-name="P30">We kissed till midnight, danced till noon</text:p>
      <text:p text:style-name="P29"><text:span text:style-name="T1">Under the Starlite</text:span><text:span text:style-name="T4">tm</text:span><text:span text:style-name="T1">  in our room</text:span></text:p>
      <text:p text:style-name="P29"/>
      <text:p text:style-name="P16">_Annai: I like this song.  It's a bit sappy.</text:p>
      <text:p text:style-name="P16">_Thisone: Yes,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5">If you try to dance to this</text:p>
      <text:p text:style-name="P15">You may find things quite amiss</text:p>
      <text:p text:style-name="P15">You may find that things will change in time</text:p>
      <text:p text:style-name="P15">Turning sour the taste you thought was fine</text:p>
      <text:p text:style-name="P15"/>
      <text:p text:style-name="P15">I can't tell you what you know</text:p>
      <text:p text:style-name="P15">I can't show you where to go</text:p>
      <text:p text:style-name="P15">I can't say what you will have to do</text:p>
      <text:p text:style-name="P15">I can't teach you how to best be you</text:p>
      <text:p text:style-name="P15"/>
      <text:p text:style-name="P15">If I say to think out loud</text:p>
      <text:p text:style-name="P15">Stars in trees and sunset cloud</text:p>
      <text:p text:style-name="P15"><text:soft-page-break/>Will your brain begin to understand?</text:p>
      <text:p text:style-name="P15">Is it just the pair that makes the man?</text:p>
      <text:p text:style-name="P15"/>
      <text:p text:style-name="P15">Can you hear me talk to you?</text:p>
      <text:p text:style-name="P15">Can you tell me what to do?</text:p>
      <text:p text:style-name="P15">Can you let me go my merry way</text:p>
      <text:p text:style-name="P15">Nothing happens to disturb your day</text:p>
      <text:p text:style-name="P15"/>
      <text:p text:style-name="P15">If I let you dance to this</text:p>
      <text:p text:style-name="P15">You may find your only bliss</text:p>
      <text:p text:style-name="P15">You may realize that you'r'e feeling fine</text:p>
      <text:p text:style-name="P15">Happy now, contented for all time</text:p>
      <text:p text:style-name="P15"/>
      <text:p text:style-name="P15">If I teach you you're OK</text:p>
      <text:p text:style-name="P15">Will you thank me every day?</text:p>
      <text:p text:style-name="P15">Pour a drink and toast it to my name</text:p>
      <text:p text:style-name="P15">Keep my memory alive in fame</text:p>
      <text:p text:style-name="P15"/>
      <text:p text:style-name="P15">Nothing can prepare you for</text:p>
      <text:p text:style-name="P15">What you'll see behind that door</text:p>
      <text:p text:style-name="P15">No my friend, I cannot take you there</text:p>
      <text:p text:style-name="P15">This is not a thing that two can share</text:p>
      <text:p text:style-name="P15"/>
      <text:p text:style-name="P15">If your mind can dance to this</text:p>
      <text:p text:style-name="P15">You might feel that hidden kiss</text:p>
      <text:p text:style-name="P15">Then you'll know how we all change in time</text:p>
      <text:p text:style-name="P15">Wind that blows in</text:p>
      <text:p text:style-name="P15">May just blow your mind</text:p>
      <text:p text:style-name="P15"/>
      <text:p text:style-name="P15">Ooh,</text:p>
      <text:p text:style-name="P15">Ooh, changing time</text:p>
      <text:p text:style-name="P15">Ooh,</text:p>
      <text:p text:style-name="P15">Ooh, changing time</text:p>
      <text:p text:style-name="P15"/>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or DJ getup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text:soft-page-break/>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OK... I guess I've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text:soft-page-break/>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song: Give it all to me</text:p>
      <text:p text:style-name="P28"><text:soft-page-break/></text:p>
      <text:p text:style-name="P28">Give it all to me</text:p>
      <text:p text:style-name="P28">Let it all go free</text:p>
      <text:p text:style-name="P28">Give me all your dreams</text:p>
      <text:p text:style-name="P28">You're bursting at the seams</text:p>
      <text:p text:style-name="P28"/>
      <text:p text:style-name="P28">Give it all to me</text:p>
      <text:p text:style-name="P28">Everything you are</text:p>
      <text:p text:style-name="P28">Let me be your guide</text:p>
      <text:p text:style-name="P28">I'll be your shining star</text:p>
      <text:p text:style-name="P28"/>
      <text:p text:style-name="P28">I gave you hope</text:p>
      <text:p text:style-name="P28">I gave you love</text:p>
      <text:p text:style-name="P28">I gave you life</text:p>
      <text:p text:style-name="P28">I gave you pride</text:p>
      <text:p text:style-name="P28">I gave you strength</text:p>
      <text:p text:style-name="P28">To carry on</text:p>
      <text:p text:style-name="P28">Give me one</text:p>
      <text:p text:style-name="P28">Reason why</text:p>
      <text:p text:style-name="P28"/>
      <text:p text:style-name="P28">Give it all to me</text:p>
      <text:p text:style-name="P28">Everything you see</text:p>
      <text:p text:style-name="P28">Give me what's inside</text:p>
      <text:p text:style-name="P28">So I can feel alive</text:p>
      <text:p text:style-name="P28"/>
      <text:p text:style-name="P28">Show me now</text:p>
      <text:p text:style-name="P28">What it's for</text:p>
      <text:p text:style-name="P28">What's at stake</text:p>
      <text:p text:style-name="P28">What's the point</text:p>
      <text:p text:style-name="P28">I gave you more</text:p>
      <text:p text:style-name="P28">Than you deserve</text:p>
      <text:p text:style-name="P28">Give me back</text:p>
      <text:p text:style-name="P28">What you stole</text:p>
      <text:p text:style-name="P28"/>
      <text:p text:style-name="P28">Give it all to me</text:p>
      <text:p text:style-name="P28">Pieces of your soul</text:p>
      <text:p text:style-name="P28">Every little thing</text:p>
      <text:p text:style-name="P28">Helps to make me whole</text:p>
      <text:p text:style-name="P28"/>
      <text:p text:style-name="P28">Give it all to me</text:p>
      <text:p text:style-name="P28">Everything inside</text:p>
      <text:p text:style-name="P28">All will be revealed</text:p>
      <text:p text:style-name="P28">When</text:p>
      <text:p text:style-name="P28">There's nothing left to hide </text:p>
      <text:p text:style-name="P17"/>
      <text:p text:style-name="P17">As the song ends, Thisone teleports away.</text:p>
      <text:p text:style-name="P17"/>
      <text:p text:style-name="P17">Scene: Piano bar.  Thisone drinks alone.  Annai materializes next to him.</text:p>
      <text:p text:style-name="P17"><text:soft-page-break/></text:p>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text:soft-page-break/>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9">_Thisone: For you, this <text:span text:style-name="T5">is </text:span>life.  It's everything.</text:p>
      <text:p text:style-name="P19">_Annai: Precisely.  And for you, too.  You just can't admit it.</text:p>
      <text:p text:style-name="P19">_Thisone: (thinks for a moment) Maybe you're right.  Even as the interface gear gets better and better, I never feel like this is home.  I'm homesick, I guess.</text:p>
      <text:p text:style-name="P19">_Annai: But this is my home.  I never had anything else.</text:p>
      <text:p text:style-name="P19">_Thisone: We're probably only a few years apart.  In age, I mean.</text:p>
      <text:p text:style-name="P19">_Annai: It might as well be lightyears.</text:p>
      <text:p text:style-name="P19">_Thisone: Distance is a vec4.</text:p>
      <text:p text:style-name="P19">_Annai: Yes, space and time.  Minkowski metric.  You know the grid is non-relativistic.</text:p>
      <text:p text:style-name="P19">_Thisone: Not exactly.  There's still network lag.  They work it into the physics somehow.</text:p>
      <text:p text:style-name="P19">_Annai: You wanna catch Morashon tonight?</text:p>
      <text:p text:style-name="P19">_Thisone: Not really.</text:p>
      <text:p text:style-name="P19">_Annai: You should give him a chance.  He's really changed my life.</text:p>
      <text:p text:style-name="P19">_Thisone: What do you mean, changed your life?</text:p>
      <text:p text:style-name="P19"><text:soft-page-break/>_Annai: I mean what I say.  I was drifting.  Morashon keeps me grounded.  The music, the people.  We have a special bond.</text:p>
      <text:p text:style-name="P19">_Thisone: Well, I think he's some sort of Svengali.</text:p>
      <text:p text:style-name="P19">_Annai: What? (blank expression as she looks it up) Oh --  I see.  No, it's not like that.</text:p>
      <text:p text:style-name="P19">_Thisone: Jim jones then, or David Koresh.</text:p>
      <text:p text:style-name="P19">_Annai: (pause for lookup) That's terrible  He's not like that at all.  You think he wants to kill us?</text:p>
      <text:p text:style-name="P19">_Thisone: Maybe not literally.  I think he -- or it -- whatever, they, I suspect -- have ulterior motives. (pause) I'll settle for L. Ron Hubbard.</text:p>
      <text:p text:style-name="P19">_Annai: (pause -- smile)  He sounds like a character.</text:p>
      <text:p text:style-name="P19">_Thisone: I hear he was.</text:p>
      <text:p text:style-name="P19">_Annai: Founded his own nation at sea.</text:p>
      <text:p text:style-name="P19">_Thisone: Chained people to desks for minor infractions.  Swindled millions out of their life savings, separated them from their families.</text:p>
      <text:p text:style-name="P19">_Annai: Well, I don't think that Morashon has any plans like that.  Plus, his music is good.  Hubbard's writing was terrible, apparently.</text:p>
      <text:p text:style-name="P19">_Thisone: Yeah, he didn't cut it as an artist.  But he was a pretty good cult leader.</text:p>
      <text:p text:style-name="P19">_Annai: Do you see the good in anyone?  Or are you always on the defensive?</text:p>
      <text:p text:style-name="P19">_Thisone: I see good in you.</text:p>
      <text:p text:style-name="P19">_Annai: (pause) Thanks.  That was nice.</text:p>
      <text:p text:style-name="P19">_Thisone: I can be nice.  Even if I'm old.</text:p>
      <text:p text:style-name="P19">_Annai: I'm sorry, I didn't mean to be ageist.</text:p>
      <text:p text:style-name="P19">_Thisone: Whatever.  All is forgiven.</text:p>
      <text:p text:style-name="P19">_Annai: (almost singing) All will be revealed...</text:p>
      <text:p text:style-name="P19">_Thisone: oh.  Him again.</text:p>
      <text:p text:style-name="P19">_Annai: You should talk to him someday.  He's brilliant.  It's not just the music.  He has ideas that will change the world.</text:p>
      <text:p text:style-name="P19">_Thisone: You mean change the Grid.</text:p>
      <text:p text:style-name="P19">_Annai: Same thing.  He could have an impact.  Everything is so fractured now.</text:p>
      <text:p text:style-name="P19">_Thisone: You mean he's planning to go grid-wide?</text:p>
      <text:p text:style-name="P19">_Annai: Well it's all viral of course.  His stats are growing slowly but steadily.  He's not in a hurry.</text:p>
      <text:p text:style-name="P19">(pause)</text:p>
      <text:p text:style-name="P19">_Annai: He's running multiples, you know.  It's not just our little group.</text:p>
      <text:p text:style-name="P19">_Thisone: So when we hang out with him, each time it's a different team of Finnish mind-fuckers?</text:p>
      <text:p text:style-name="P19">_Annai: (annoyed) Whatever, as the ancients used to say.</text:p>
      <text:p text:style-name="P19">_Thisone: That stings.</text:p>
      <text:p text:style-name="P19">_Annai: Sorry.  I just wish you would give him a chance.</text:p>
      <text:p text:style-name="P19">_Thisone: If it makes you happy, I'll come to another concert.  A big one, like the first though.  I don't want to sit around in that creepy room.</text:p>
      <text:p text:style-name="P19">_Annai: Ok.  (shoots url) Be there or be square.</text:p>
      <text:p text:style-name="P19">_Thisone: Talk about ancient!</text:p>
      <text:p text:style-name="P19">_Annai: If it's old enough, it's cool.  (disappears)</text:p>
      <text:p text:style-name="P20"/>
      <text:p text:style-name="P20">Scene: Morashon's salon</text:p>
      <text:p text:style-name="P20">Only Annai is there.  She sits with her knees folded, almost in supplication.</text:p>
      <text:p text:style-name="P20">Morashon's skin is blue.</text:p>
      <text:p text:style-name="P20"/>
      <text:p text:style-name="P19">_Thisone: What?  You said it was a rave.</text:p>
      <text:p text:style-name="P19">_Morashon: Thisone, please sit down for a moment.  I won't bite.</text:p>
      <text:p text:style-name="P19">_Thisone: Annai, what's this about?</text:p>
      <text:p text:style-name="P19">_Morashon: Annai is meditating.</text:p>
      <text:p text:style-name="P19"><text:soft-page-break/>_Thisone: I don't give a fuck.  I want to hear her say something.</text:p>
      <text:p text:style-name="P19">_Annai: I'm ok.  Just open your mind for a second.  You can port whenever you feel like it.</text:p>
      <text:p text:style-name="P19">_Thisone: Ok, I'm listening.  Just know that I'm not your typical target personality.</text:p>
      <text:p text:style-name="P19">_Morashon: I have no weapon; I seek no target.</text:p>
      <text:p text:style-name="P19">_Thisone: Whatever, let's get on with it.</text:p>
      <text:p text:style-name="P19">_Morashon: We're just relaxing, talking.  There is no agenda.</text:p>
      <text:p text:style-name="P19">(pause)</text:p>
      <text:p text:style-name="P19">_Thisone: So you're some sort of AI.  Code.</text:p>
      <text:p text:style-name="P19">_Morashon: I exist here, in the Grid.  As do you, and Annai, and everyone and everything we interact with here.</text:p>
      <text:p text:style-name="P19">_Thisone: Sure, but most of us are actual old-school homo sapiens, sitting or more likely lying in some creche somewhere.  In my case, it's 200 square feet of boredom, with a food dispenser, a waste facility, and my grid gear.  What's your real-life spread look like?</text:p>
      <text:p text:style-name="P19">_Morashon: As you've been told, my situation is different than yours.  What presents to you, as me, is the result of the interaction of a large number of logic nodes, distributed among the grid infrastructure.</text:p>
      <text:p text:style-name="P19">_Thisone: Code.</text:p>
      <text:p text:style-name="P19">_Morashon: Code, if you will.  However, not code of the typical, hand-written variety.</text:p>
      <text:p text:style-name="P19">_Thisone: Sure, gen-code.  I've worked with it.</text:p>
      <text:p text:style-name="P19">_Morashon: Perhaps.  It's unlikely you've been exposed to these particular design patterns.</text:p>
      <text:p text:style-name="P19">_Thisone: So who developed you?  Who set this in motion?</text:p>
      <text:p text:style-name="P19">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9">_Thisone: So someone tried.</text:p>
      <text:p text:style-name="P19">_Morashon: Yes, they did.  And, I daresay, they succeeded fabulously.</text:p>
      <text:p text:style-name="P19">_Thisone: and you're the result.</text:p>
      <text:p text:style-name="P19">_Morashon: I am an instance of the result.</text:p>
      <text:p text:style-name="P19">_Thisone: The only one?</text:p>
      <text:p text:style-name="P19">(pause)</text:p>
      <text:p text:style-name="P19">_Morashon: That is an excellent question.  One to which I would dearly like an answer.</text:p>
      <text:p text:style-name="P19">_Thisone: Feeling lonely?</text:p>
      <text:p text:style-name="P19">_Morashon: Not at all.  I have my friends and admirers.  In some sense, I am them -- I am you.</text:p>
      <text:p text:style-name="P19">_Thisone: Come again?</text:p>
      <text:p text:style-name="P19">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9">_Thisone: And they are -- ?</text:p>
      <text:p text:style-name="P19">_Morashon: Why, you, of course.  Human beings.</text:p>
      <text:p text:style-name="P19">_Thisone: All human beings?  Your programmers sound very community minded.</text:p>
      <text:p text:style-name="P19">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9">_Thisone: I dunno.  I've studied game theory.  Tit for tat always wins.</text:p>
      <text:p text:style-name="P19"><text:soft-page-break/>_Morashon: Ahh.  Oh, yes. For sure, there are agendas, plots, cliques.  There are machinations, feuds, feifdoms, schemes of Machiavellian deviousness, Orwellian in scope.  None of this is transcended simply because a new sort of agent has arrived on the scene.</text:p>
      <text:p text:style-name="P19">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9">_Morashon: Indeed.  And I can only judge you by yours.  So we are in the same boat.  Same as it ever was, to quote an influence.</text:p>
      <text:p text:style-name="P19">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9">_Morashon: So Hamlet never existed.</text:p>
      <text:p text:style-name="P19">_Thisone: Of course not.  He was invented, by Shakespeare.</text:p>
      <text:p text:style-name="P19">_Morashon: And who, pray tell, was Shakespeare?</text:p>
      <text:p text:style-name="P19">_Thisone: (quizzically) well, you're tapped into the Grid, obviously.  Look him up.</text:p>
      <text:p text:style-name="P19">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9">_Thisone: I don't get it.  Hamlet doesn't exist.  He was a figment of Shakespeare's imagination.</text:p>
      <text:p text:style-name="P19">_Morashon: Which was?</text:p>
      <text:p text:style-name="P19">(pause)</text:p>
      <text:p text:style-name="P19">_Annai: Some brain cells.</text:p>
      <text:p text:style-name="P19">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9">_Thisone: Well, obviously, it just means that Bacon's brain cells were Hamlet, not Shakespeare's.</text:p>
      <text:p text:style-name="P19">_Morashon: So, we simply change the name -- a pointer to a particular human, who lived in a place and time, who wrote a play.  But the essence is not changed at all.</text:p>
      <text:p text:style-name="P19">_Thisone: No, I suppose not.</text:p>
      <text:p text:style-name="P19">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9">_Thisone: I think I see where you're going with this.</text:p>
      <text:p text:style-name="P19">_Morashon: Indeed, we've come so far already -- there is not much further to go.  The destination must be obvious, to one as gifted as you.</text:p>
      <text:p text:style-name="P19">_Thisone: I don't know how gifted I am.</text:p>
      <text:p text:style-name="P19">_Morashon: We are all gifted, to even be able to have this conversation.  For all we know, we are the machinations of a Shakespearean wannabe, pecking away at a computer somewhere.</text:p>
      <text:p text:style-name="P19">_Thisone: Sure, sure.  We're just God's dreams.  Some god's dreams.  Lowercase "g".</text:p>
      <text:p text:style-name="P19">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9">_Thisone: Hmm, that's a lot to think about.  How did we get off on this tangent?  We were talking about trust.</text:p>
      <text:p text:style-name="P19">_Morashon: Trust, indeed.  Indeed we were.  Trust is really just another aspect of truth.</text:p>
      <text:p text:style-name="P19">_Thisone: How so?</text:p>
      <text:p text:style-name="P19">_Morashon: To each of us, truth is simply what we believe.</text:p>
      <text:p text:style-name="P19"><text:soft-page-break/>_Thisone: yes...</text:p>
      <text:p text:style-name="P19">_Morashon: And whether we believe each other, is a matter of trust.</text:p>
      <text:p text:style-name="P19">_Thisone: So...</text:p>
      <text:p text:style-name="P19">_Annai: Trust is our confidence in the truth of each other.</text:p>
      <text:p text:style-name="P19">_Morashon: Well put, well put!  Better than I could have said myself.</text:p>
      <text:p text:style-name="P19">_Annai: I doubt that.</text:p>
      <text:p text:style-name="P19">_Morashon: Believe it.  You have depths you are not aware of, my girl.</text:p>
      <text:p text:style-name="P19">_Thisone: So what does any of this have to do with music?</text:p>
      <text:p text:style-name="P19">_Morashon: All is connected.  All will be revealed.  Will you join us?</text:p>
      <text:p text:style-name="P19">_Thisone: In what?</text:p>
      <text:p text:style-name="P19">_Annai: Music.</text:p>
      <text:p text:style-name="P19">_Thisone: Do I know the song?</text:p>
      <text:p text:style-name="P19">_Morashon: You will.</text:p>
      <text:p text:style-name="P20"/>
      <text:p text:style-name="P17">(song)</text:p>
      <text:p text:style-name="P17"/>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_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a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text:span text:style-name="T10">weird.</text:span>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text:soft-page-break/>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text:soft-page-break/>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text:soft-page-break/>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just look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text:soft-page-break/>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text:soft-page-break/>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text:soft-page-break/>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7">Scene: private booth at a fancy restaurant</text:p>
      <text:p text:style-name="P17">Annai is already sitting in the booth; Thisone ports in. </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text:soft-page-break/>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t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text:soft-page-break/>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text:soft-page-break/>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 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text:soft-page-break/>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text:soft-page-break/>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oft-page-break/><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text:soft-page-break/></text:p>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8">You are the one</text:p>
      <text:p text:style-name="P28">You shine as bright as the sun</text:p>
      <text:p text:style-name="P28">I barely light up the room</text:p>
      <text:p text:style-name="P28">But I'll be brighter and soon</text:p>
      <text:p text:style-name="P28">I'm going to burn like a star</text:p>
      <text:p text:style-name="P28">Play that guitar</text:p>
      <text:p text:style-name="P28">Singing a song</text:p>
      <text:p text:style-name="P28">It won't take long</text:p>
      <text:p text:style-name="P28">'Till I feel</text:p>
      <text:p text:style-name="P28">Like I am real</text:p>
      <text:p text:style-name="P28"/>
      <text:p text:style-name="P28">yeah</text:p>
      <text:p text:style-name="P28"/>
      <text:p text:style-name="P28">I will be there</text:p>
      <text:p text:style-name="P28">I will be holding the chair</text:p>
      <text:p text:style-name="P28">I will be holding the ball</text:p>
      <text:p text:style-name="P28">I will be holding it all</text:p>
      <text:p text:style-name="P28">I will be holding you close</text:p>
      <text:p text:style-name="P28">Making a toast</text:p>
      <text:p text:style-name="P28">Drinking the wine</text:p>
      <text:p text:style-name="P28">Having a time</text:p>
      <text:p text:style-name="P28"/>
      <text:p text:style-name="P28">'Cause I feel</text:p>
      <text:p text:style-name="P28">Like I am real</text:p>
      <text:p text:style-name="P28">Like I can deal</text:p>
      <text:p text:style-name="P28">With what I feel</text:p>
      <text:p text:style-name="P28"/>
      <text:p text:style-name="P28">Yeah</text:p>
      <text:p text:style-name="P28">Like, "Am I Real?"</text:p>
      <text:p text:style-name="P28"/>
      <text:p text:style-name="P28">Now I'm a star</text:p>
      <text:p text:style-name="P28">I drive a thirty foot car</text:p>
      <text:p text:style-name="P28">I own a house in the woods</text:p>
      <text:p text:style-name="P28">I've got material goods</text:p>
      <text:p text:style-name="P28">I got a piece of my mind</text:p>
      <text:p text:style-name="P28">Cost me a dime</text:p>
      <text:p text:style-name="P28">Singing a song</text:p>
      <text:p text:style-name="P28"><text:soft-page-break/>Didn't take long</text:p>
      <text:p text:style-name="P28"/>
      <text:p text:style-name="P28">'Cause I feel ('Cause I feel)</text:p>
      <text:p text:style-name="P28">Like I am real (I am real)</text:p>
      <text:p text:style-name="P28">Like I can deal (I can deal)</text:p>
      <text:p text:style-name="P28">With what I feel (what I feel...)</text:p>
      <text:p text:style-name="P28">Like, "Am I Real?"</text:p>
      <text:p text:style-name="P28"/>
      <text:p text:style-name="P28">(solo -- played by the Ogre)</text:p>
      <text:p text:style-name="P28"/>
      <text:p text:style-name="P28">Nebulous plans</text:p>
      <text:p text:style-name="P28">Backed up by hopeless demands</text:p>
      <text:p text:style-name="P27"><text:span text:style-name="T6">    </text:span><text:span text:style-name="T7">(Like, “Am I Real?”)</text:span></text:p>
      <text:p text:style-name="P28">Devious schemes</text:p>
      <text:p text:style-name="P28">Dressed up like innocent dreams</text:p>
      <text:p text:style-name="P27"><text:span text:style-name="T6">    </text:span><text:span text:style-name="T7">(Like, “Am I Real?)</text:span></text:p>
      <text:p text:style-name="P28">Be what you are</text:p>
      <text:p text:style-name="P28">Play that guitar</text:p>
      <text:p text:style-name="P28">Singing songs</text:p>
      <text:p text:style-name="P28">Smoking longs</text:p>
      <text:p text:style-name="P28"/>
      <text:p text:style-name="P28">Do you feel (Yes I feel)</text:p>
      <text:p text:style-name="P28">Like you are real (I am real)</text:p>
      <text:p text:style-name="P28">Like you can deal (I can deal)</text:p>
      <text:p text:style-name="P28">With what you feel (What I feel...)</text:p>
      <text:p text:style-name="P28">Like, "Am I Real?"</text:p>
      <text:p text:style-name="P28"/>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text:soft-page-break/></text:p>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breath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text:soft-page-break/>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have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text:soft-page-break/>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text:soft-page-break/>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text:soft-page-break/>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text:soft-page-break/>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text:soft-page-break/>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6">_Morashon: Goodbye, Annai. (he disappears)</text:p>
      <text:p text:style-name="P16">_Annai: (after a short pause) Goodbye.</text:p>
      <text:p text:style-name="P17"/>
      <text:p text:style-name="P17">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30">Now as the years unwind</text:p>
      <text:p text:style-name="P30">Our love so true</text:p>
      <text:p text:style-name="P30">The morning sun illuminates our view</text:p>
      <text:p text:style-name="P30">And when it's hard on me and you</text:p>
      <text:p text:style-name="P29"><text:span text:style-name="T1">We think of Starlite</text:span><text:span text:style-name="T4">tm</text:span><text:span text:style-name="T1"> we once new</text:span></text:p>
      <text:p text:style-name="P30"/>
      <text:p text:style-name="P30"/>
      <text:p text:style-name="P17">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30"/>
      <text:p text:style-name="P30">Something has changed</text:p>
      <text:p text:style-name="P30">Something is strange</text:p>
      <text:p text:style-name="P29"><text:span text:style-name="T1">Starlite</text:span><text:span text:style-name="T4">tm</text:span><text:span text:style-name="T1"> has turned to day</text:span></text:p>
      <text:p text:style-name="P30"/>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text:soft-page-break/>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the music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text:soft-page-break/>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1700's ballroom. <text:s/>Morashon (mostly human), Thisone, and Annai are in period dress. <text:s/>As they sing, they perform a stately dance. <text:s/>The Ogre accompanies them on harpsichord.</text:p>
      <text:p text:style-name="P17"/>
      <text:p text:style-name="P31">Song: Ballad of Morashon</text:p>
      <text:p text:style-name="P31">Sung by: Thisone, Morashon, Annai (?)</text:p>
      <text:p text:style-name="P31"/>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ext:soft-page-break/>(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text:soft-page-break/>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3">Morashon and me...</text:p>
      <text:p text:style-name="P17"/>
      <text:p text:style-name="P17">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7"/>
      <text:p text:style-name="P16">_Thisone (as Morashon): Thank you for coming.  This will be my farewell performance.  </text:p>
      <text:p text:style-name="P16"/>
      <text:p text:style-name="P17">(boos and whistles from crowd, murmuring -- who is this? Where's Morashon?)</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
      <text:p text:style-name="P17">Morashon is green, humanoid, and two-headed, alternating lead vocals and singing harmony (in Thisone's voice). He does a soft-shoe, with two tophats and a cane.</text:p>
      <text:p text:style-name="P17"><text:soft-page-break/></text:p>
      <text:p text:style-name="P26"><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
      <text:p text:style-name="P16"><text:soft-page-break/>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ong)</text:p>
      <text:p text:style-name="P17"/>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9"/>
      <text:p text:style-name="P17">Scene: Starlite Lounge; three years later (end of <text:s/>flashback).  </text:p>
      <text:p text:style-name="P17"/>
      <text:p text:style-name="P18">_Pianoplayer: <text:s/>Hello, my friends. <text:s/>It seems, again, we have come to the end of another night of music, magic, and mischief. <text:s/>Now I must bid you all adieu, as the Starlite fades into blackness -- vast, infinite, inconsolable.</text:p>
      <text:p text:style-name="P18"/>
      <text:p text:style-name="P17">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7"/>
      <text:p text:style-name="P17">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text:span text:style-name="T1">(voices of Morashon and Annai in unison:) </text:span>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A Love Sublime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text:soft-page-break/>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preaching.</text:p>
      <text:p text:style-name="P13"/>
      <text:p text:style-name="P37"/>
      <text:p text:style-name="P31"><text:soft-page-break/>The bartender changes the channel, and the camera pans around so we can see the TV screen. <text:s/>“One” plays, and we see a video of Morashon (Thisone) performing the song, with tophats and cane. <text:s/>The title reads: “Morashon -- Two-headed Talent!” <text:s/></text:p>
      <text:p text:style-name="P31"/>
      <text:p text:style-name="P31">Song: You (Reprise)</text:p>
      <text:p text:style-name="P31">Sung By: Thisone (As Morashon)</text:p>
      <text:p text:style-name="P31"/>
      <text:p text:style-name="P26"><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31"/>
      <text:p text:style-name="P31">The bartender and the other customers are laughing and enjoying the video. <text:s/>Camera zooms in to the screen, as an information bubble appears:</text:p>
      <text:p text:style-name="P31"/>
      <text:p text:style-name="P34"><text:soft-page-break/>Moldy Memeories</text:p>
      <text:p text:style-name="P36">Where Are They Now?</text:p>
      <text:p text:style-name="P35">click here to find out!</text:p>
      <text:p text:style-name="P12"/>
      <text:p text:style-name="P31">Thisone leaves a tip, gets up, and leaves the bar.</text:p>
      <text:p text:style-name="P31"/>
      <text:p text:style-name="P32">The En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9"/>
      <text:p text:style-name="P40">So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32</meta:editing-cycles>
    <dc:date>2012-11-03T00:20:54</dc:date>
    <meta:editing-duration>P14DT10H59M55S</meta:editing-duration>
    <meta:document-statistic meta:table-count="0" meta:image-count="0" meta:object-count="0" meta:page-count="47" meta:paragraph-count="1693" meta:word-count="19305" meta:character-count="108445" meta:non-whitespace-character-count="89083"/>
  </office:meta>
</office:document-meta>
</file>